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1000000413E230CABC7293133.png" manifest:media-type="image/png"/>
  <manifest:file-entry manifest:full-path="Pictures/100002010000039100000044BB0A00AF643205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normal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normal">
      <style:paragraph-properties fo:text-align="justify" style:justify-single-word="false"/>
      <style:text-properties style:font-name="Times New Roman" fo:font-size="14pt" fo:font-weight="bold" officeooo:paragraph-rsid="001ffc71" style:font-name-asian="Times New Roman1" style:font-size-asian="14pt" style:font-weight-asian="bold" style:font-name-complex="Times New Roman1" style:font-size-complex="14pt" style:font-weight-complex="normal"/>
    </style:style>
    <style:style style:name="P8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normal">
      <style:paragraph-properties fo:text-align="justify" style:justify-single-word="false"/>
      <style:text-properties style:font-name="Times New Roman" fo:font-size="12pt" officeooo:paragraph-rsid="001ffc71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text-align="justify" style:justify-single-word="false"/>
      <style:text-properties style:font-name="Times New Roman" fo:font-size="12pt" officeooo:rsid="00292fc9" officeooo:paragraph-rsid="00292fc9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size="12pt" fo:font-weight="bold" officeooo:paragraph-rsid="001ffc71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normal">
      <style:paragraph-properties fo:text-align="justify" style:justify-single-word="false"/>
      <style:text-properties style:font-name="Times New Roman" fo:font-size="12pt" fo:font-weight="normal" officeooo:paragraph-rsid="001ffc71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normal">
      <style:paragraph-properties fo:text-align="justify" style:justify-single-word="false"/>
      <style:text-properties officeooo:paragraph-rsid="001ffc71"/>
    </style:style>
    <style:style style:name="P14" style:family="paragraph" style:parent-style-name="normal">
      <style:paragraph-properties fo:text-align="justify" style:justify-single-word="false"/>
      <style:text-properties fo:font-size="12pt" fo:font-weight="normal" officeooo:paragraph-rsid="001ffc71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margin-left="3in" fo:margin-right="0in" fo:text-indent="0in" style:auto-text-indent="false"/>
    </style:style>
    <style:style style:name="P16" style:family="paragraph" style:parent-style-name="normal">
      <style:paragraph-properties fo:margin-left="3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normal">
      <style:paragraph-properties fo:margin-left="4in" fo:margin-right="0in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normal">
      <style:paragraph-properties fo:margin-left="0.4925in" fo:margin-right="0in" fo:text-align="justify" style:justify-single-word="false" fo:text-indent="-0.25in" style:auto-text-indent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normal">
      <style:paragraph-properties fo:text-align="start" style:justify-single-word="false"/>
      <style:text-properties style:font-name="Times New Roman" fo:font-size="12pt" fo:font-style="normal" style:text-underline-style="none" officeooo:rsid="001d32c0" style:font-name-asian="Times New Roman1" style:font-size-asian="12pt" style:font-style-asian="normal" style:font-name-complex="Times New Roman1" style:font-size-complex="12pt" style:font-style-complex="normal"/>
    </style:style>
    <style:style style:name="P21" style:family="paragraph" style:parent-style-name="normal">
      <style:paragraph-properties fo:text-align="start" style:justify-single-word="false"/>
      <style:text-properties style:font-name="Times New Roman" fo:font-size="12pt" fo:font-style="normal" style:text-underline-style="none" officeooo:rsid="002a178d" officeooo:paragraph-rsid="002a178d" style:font-name-asian="Times New Roman1" style:font-size-asian="12pt" style:font-style-asian="normal" style:font-name-complex="Times New Roman1" style:font-size-complex="12pt" style:font-style-complex="normal"/>
    </style:style>
    <style:style style:name="P22" style:family="paragraph" style:parent-style-name="normal">
      <style:text-properties style:font-name="Times New Roman" fo:font-size="12pt" fo:font-weight="normal" officeooo:rsid="00292fc9" officeooo:paragraph-rsid="00292fc9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normal">
      <style:text-properties style:font-name="Times New Roman" fo:font-size="12pt" fo:font-weight="normal" officeooo:rsid="0029b498" officeooo:paragraph-rsid="0029b498" style:font-name-asian="Times New Roman1" style:font-size-asian="12pt" style:font-name-complex="Times New Roman1" style:font-size-complex="12pt"/>
    </style:style>
    <style:style style:name="P24" style:family="paragraph" style:parent-style-name="normal">
      <style:text-properties style:font-name="Times New Roman" fo:font-size="12pt" officeooo:paragraph-rsid="0029b498" style:font-name-asian="Times New Roman1" style:font-size-asian="12pt" style:font-name-complex="Times New Roman1" style:font-size-complex="12pt"/>
    </style:style>
    <style:style style:name="P25" style:family="paragraph" style:parent-style-name="normal" style:list-style-name="WWNum1">
      <style:paragraph-properties fo:margin-top="0in" fo:margin-bottom="0in" loext:contextual-spacing="true"/>
    </style:style>
    <style:style style:name="P26" style:family="paragraph" style:parent-style-name="normal">
      <style:paragraph-properties fo:margin-left="0.4925in" fo:margin-right="0in" fo:text-align="justify" style:justify-single-word="false" fo:text-indent="-0.25in" style:auto-text-indent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normal">
      <style:paragraph-properties fo:margin-left="0.2425in" fo:margin-right="0in" fo:text-align="justify" style:justify-single-word="false" fo:text-indent="0in" style:auto-text-indent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normal">
      <style:paragraph-properties fo:margin-left="0in" fo:margin-right="0in" fo:text-align="justify" style:justify-single-word="false" fo:text-indent="0in" style:auto-text-indent="false" fo:padding="0in" fo:border="none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509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292fc9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fc7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officeooo:rsid="001ffc71" style:font-name-asian="Times New Roman1" style:font-name-complex="Times New Roman1"/>
    </style:style>
    <style:style style:name="T9" style:family="text">
      <style:text-properties officeooo:rsid="00227632"/>
    </style:style>
    <style:style style:name="T10" style:family="text">
      <style:text-properties officeooo:rsid="0026ec08"/>
    </style:style>
    <style:style style:name="T11" style:family="text">
      <style:text-properties fo:font-weight="normal" officeooo:rsid="0029b498" style:font-weight-asian="normal" style:font-weight-complex="normal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2b2a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3">(НАЦИОНАЛЬНЫЙ ИССЛЕДОВАТЕЛЬСКИЙ УНИВЕРСИТЕТ)</text:p>
      <text:p text:style-name="P2"/>
      <text:p text:style-name="P3">Факультет «Информационные технологии и прикладная математика»</text:p>
      <text:p text:style-name="P3">Кафедра «Вычислительная математика и программирование»</text:p>
      <text:p text:style-name="P3"/>
      <text:p text:style-name="P2"/>
      <text:p text:style-name="P2"/>
      <text:p text:style-name="P2"/>
      <text:p text:style-name="P2"/>
      <text:p text:style-name="P1"><text:span text:style-name="T3">Лабораторная работа №</text:span><text:span text:style-name="T4">4</text:span></text:p>
      <text:p text:style-name="P5">по курсу «Параллельная обработка данных»</text:p>
      <text:p text:style-name="P4"/>
      <text:p text:style-name="P4"/>
      <text:p text:style-name="P4"/>
      <text:p text:style-name="P5">Работа с матрицам. Метод Гаусс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">Выполнил: </text:span><text:span text:style-name="T2">А.Т. Бахарев</text:span></text:p>
      <text:p text:style-name="P16">Группа: 8О-406Б</text:p>
      <text:p text:style-name="P16">Преподаватели: <text:s/>К.Г. Крашенинников,</text:p>
      <text:p text:style-name="P17">А.Ю. Морозов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3">Москва, 20<text:span text:style-name="T10">20</text:span></text:p>
      <text:p text:style-name="P3"><text:soft-page-break/></text:p>
      <text:p text:style-name="P3"/>
      <text:p text:style-name="P3"/>
      <text:p text:style-name="P4">Условие</text:p>
      <text:list xml:id="list4267135960" text:style-name="WWNum1">
        <text:list-item>
          <text:p text:style-name="P25"><text:span text:style-name="T5">Вариант: </text:span>Вычисление детерминанта матрицы</text:p>
        </text:list-item>
      </text:list>
      <text:p text:style-name="P8"/>
      <text:p text:style-name="P6">Программное и аппаратное обеспечение</text:p>
      <text:p text:style-name="P6"/>
      <text:p text:style-name="P11">GPU: </text:p>
      <text:p text:style-name="P14"><text:span text:style-name="T7">Название: GeForce GTX </text:span><text:span text:style-name="T8">750TI</text:span></text:p>
      <text:p text:style-name="P12">Графическая память: 2094071808 </text:p>
      <text:p text:style-name="P12">Разделяемая память: 49152 </text:p>
      <text:p text:style-name="P12">Константная память: 65536 </text:p>
      <text:p text:style-name="P12">Количество регистров на блок: 65536 </text:p>
      <text:p text:style-name="P12">Максимальное количество блоков: (2147483647, 65535, 65535) </text:p>
      <text:p text:style-name="P12">Максимальное количество нитей: (1024, 1024, 64) </text:p>
      <text:p text:style-name="P12">Количество мультипроцессоров: <text:span text:style-name="T9">5</text:span></text:p>
      <text:p text:style-name="P7"/>
      <text:p text:style-name="P11">Сведения о системе: </text:p>
      <text:p text:style-name="P13"><text:span text:style-name="T5">Процессор: </text:span><text:span text:style-name="T6">AMD FX-8320 3.5Ghz</text:span></text:p>
      <text:p text:style-name="P13"><text:span text:style-name="T5">Оперативная память: 16Gb </text:span></text:p>
      <text:p text:style-name="P9">HDD: 1Tb </text:p>
      <text:p text:style-name="P9">Операционная система: Ubuntu 18.04 </text:p>
      <text:p text:style-name="P13"><text:span text:style-name="T5">IDE: </text:span><text:span text:style-name="T6">VSC</text:span><text:span text:style-name="T5"> </text:span></text:p>
      <text:p text:style-name="P9">Компилятор: nvcc</text:p>
      <text:p text:style-name="P9"><text:line-break/></text:p>
      <text:p text:style-name="P4">Метод решения</text:p>
      <text:p text:style-name="P10">Для численного нахождения определителя квадратной матрицы, необходимо использовать LU-разложение матрицы.</text:p>
      <text:p text:style-name="P10"/>
      <text:p text:style-name="P10">LU – разложение матрицы A представляет собой разложение матрицы A в</text:p>
      <text:p text:style-name="P10">произведение нижней и верхней треугольных матриц, т.е.</text:p>
      <text:p text:style-name="P10"><text:tab/><text:tab/><text:tab/><text:tab/><text:tab/>A = LU ,</text:p>
      <text:p text:style-name="P10">где L - нижняя треугольная матрица (матрица, у которой все элементы, находящиеся</text:p>
      <text:p text:style-name="P10">выше главной диагонали равны нулю, l_^ij = 0 при i &lt; j ), U - верхняя треугольная матрица</text:p>
      <text:p text:style-name="P10">(матрица, у которой все элементы, находящиеся ниже главной диагонали равны нулю,</text:p>
      <text:p text:style-name="P10">u_^ij = 0 при i &gt; j ).</text:p>
      <text:p text:style-name="P10"/>
      <text:p text:style-name="P10">L — матрица коэффицентов, при использовании которых мы можнм привести исходную матрицу А к верхнетреугольному виду — к матрице U.<text:line-break/><text:line-break/>Определитель(детерминант) матрицы находится простым перемножением диагональных элементов матриц L и U.</text:p>
      <text:p text:style-name="P2"/>
      <text:p text:style-name="P2"/>
      <text:p text:style-name="P2"/>
      <text:p text:style-name="P4"><text:soft-page-break/>Описание программы</text:p>
      <text:p text:style-name="P22">Исходную матрицу транспонируем, чтобы обьединить запросы к глобальной памяти.</text:p>
      <text:p text:style-name="P23"><text:span text:style-name="T12">Основное время работы алгоритма LU — это добавление одной строки ко всем другим, умноженной на коэффицент. После транспонирования варп будет обрабатывать подряд идущие блоки памяти, за счет чего время работы будет меньше.</text:span></text:p>
      <text:p text:style-name="P23"><text:span text:style-name="T12"/></text:p>
      <text:p text:style-name="P23"><text:span text:style-name="T12">#include &lt;stdio.h&gt;</text:span></text:p>
      <text:p text:style-name="P23"><text:span text:style-name="T12">#include &lt;string.h&gt;</text:span></text:p>
      <text:p text:style-name="P23"><text:span text:style-name="T12">#include &lt;thrust/extrema.h&gt;</text:span></text:p>
      <text:p text:style-name="P23"><text:span text:style-name="T12">#include &lt;thrust/device_vector.h&gt;</text:span></text:p>
      <text:p text:style-name="P23"><text:span text:style-name="T12">#include &lt;thrust/device_ptr.h&gt;</text:span></text:p>
      <text:p text:style-name="P23"><text:span text:style-name="T12">#include &lt;math.h&gt;</text:span></text:p>
      <text:p text:style-name="P23"><text:span text:style-name="T12">#include &lt;float.h&gt;</text:span></text:p>
      <text:p text:style-name="P23"><text:span text:style-name="T12"/></text:p>
      <text:p text:style-name="P23"><text:span text:style-name="T12">#define THREADS_PER_BLOCK 256</text:span></text:p>
      <text:p text:style-name="P23"><text:span text:style-name="T12">#define BLOCKS_PER_GRID 256</text:span></text:p>
      <text:p text:style-name="P23"><text:span text:style-name="T12"/></text:p>
      <text:p text:style-name="P23"><text:span text:style-name="T12">#define CSC(call) <text:s/><text:tab/><text:tab/><text:tab/><text:tab/><text:tab/>\</text:span></text:p>
      <text:p text:style-name="P23"><text:span text:style-name="T12">do {<text:tab/><text:tab/><text:tab/><text:tab/><text:tab/><text:tab/><text:tab/><text:tab/>\</text:span></text:p>
      <text:p text:style-name="P23"><text:span text:style-name="T12"><text:tab/>cudaError_t res = call;<text:tab/><text:tab/><text:tab/>\</text:span></text:p>
      <text:p text:style-name="P23"><text:span text:style-name="T12"><text:tab/>if (res != cudaSuccess) {<text:tab/><text:tab/>\</text:span></text:p>
      <text:p text:style-name="P23"><text:span text:style-name="T12"><text:tab/><text:tab/>fprintf(stderr, "ERROR in %s:%d. Message: %s\n",<text:tab/><text:tab/><text:tab/>\</text:span></text:p>
      <text:p text:style-name="P23"><text:span text:style-name="T12"><text:tab/><text:tab/><text:tab/><text:tab/>__FILE__, __LINE__, cudaGetErrorString(res));<text:tab/><text:tab/>\</text:span></text:p>
      <text:p text:style-name="P23"><text:span text:style-name="T12"><text:tab/><text:tab/>exit(0);<text:tab/><text:tab/><text:tab/><text:tab/><text:tab/>\</text:span></text:p>
      <text:p text:style-name="P23"><text:span text:style-name="T12"><text:tab/>}<text:tab/><text:tab/><text:tab/><text:tab/><text:tab/><text:tab/><text:tab/><text:tab/>\</text:span></text:p>
      <text:p text:style-name="P23"><text:span text:style-name="T12">} while(0)</text:span></text:p>
      <text:p text:style-name="P23"><text:span text:style-name="T12"/></text:p>
      <text:p text:style-name="P23"><text:span text:style-name="T12">__host__ void gpu_print_matrix(double* matrix, int size)</text:span></text:p>
      <text:p text:style-name="P23"><text:span text:style-name="T12">{</text:span></text:p>
      <text:p text:style-name="P23"><text:span text:style-name="T12"><text:tab/>for (int i = 0; i &lt; size; ++i)</text:span></text:p>
      <text:p text:style-name="P23"><text:span text:style-name="T12"><text:tab/>{</text:span></text:p>
      <text:p text:style-name="P23"><text:span text:style-name="T12"><text:tab/><text:tab/>for (int j = 0; j &lt; size; ++j)</text:span></text:p>
      <text:p text:style-name="P23"><text:span text:style-name="T12"><text:tab/><text:tab/>{</text:span></text:p>
      <text:p text:style-name="P23"><text:span text:style-name="T12"><text:tab/><text:tab/><text:tab/>printf("%.1f ", matrix[i * size + j]);</text:span></text:p>
      <text:p text:style-name="P23"><text:span text:style-name="T12"><text:tab/><text:tab/>}</text:span></text:p>
      <text:p text:style-name="P23"><text:span text:style-name="T12"><text:tab/><text:tab/>printf("\n");</text:span></text:p>
      <text:p text:style-name="P23"><text:span text:style-name="T12"><text:tab/>}</text:span></text:p>
      <text:p text:style-name="P23"><text:span text:style-name="T12">}</text:span></text:p>
      <text:p text:style-name="P23"><text:span text:style-name="T12"/></text:p>
      <text:p text:style-name="P23"><text:span text:style-name="T12">__global__ void gpu_transpose(double* matrix, int size)</text:span></text:p>
      <text:p text:style-name="P23"><text:span text:style-name="T12">{</text:span></text:p>
      <text:p text:style-name="P23"><text:span text:style-name="T12"><text:tab/>int idx = blockIdx.x * blockDim.x + threadIdx.x;</text:span></text:p>
      <text:p text:style-name="P23"><text:span text:style-name="T12"><text:tab/>int offsetx = gridDim.x * blockDim.x;</text:span></text:p>
      <text:p text:style-name="P23"><text:span text:style-name="T12"><text:s text:c="4"/>double temp;</text:span></text:p>
      <text:p text:style-name="P23"><text:span text:style-name="T12"><text:s text:c="4"/>int curr_row;</text:span></text:p>
      <text:p text:style-name="P23"><text:span text:style-name="T12"><text:s text:c="4"/>int curr_col;</text:span></text:p>
      <text:p text:style-name="P23"><text:span text:style-name="T12"><text:s text:c="4"/>while(idx &lt; size * size)</text:span></text:p>
      <text:p text:style-name="P23"><text:span text:style-name="T12"><text:s text:c="4"/>{</text:span></text:p>
      <text:p text:style-name="P23"><text:span text:style-name="T12"><text:s text:c="8"/>curr_row = idx / size;</text:span></text:p>
      <text:p text:style-name="P23"><text:span text:style-name="T12"><text:s text:c="8"/>curr_col = idx % size;</text:span></text:p>
      <text:p text:style-name="P23"><text:soft-page-break/><text:span text:style-name="T12"><text:s text:c="8"/>if(curr_col &gt; curr_row)</text:span></text:p>
      <text:p text:style-name="P23"><text:span text:style-name="T12"><text:s text:c="8"/>{</text:span></text:p>
      <text:p text:style-name="P23"><text:span text:style-name="T12"><text:s text:c="12"/>temp = matrix[curr_row * size + curr_col];</text:span></text:p>
      <text:p text:style-name="P23"><text:span text:style-name="T12"><text:s text:c="12"/>matrix[curr_row * size + curr_col] = matrix[curr_col * size + curr_row];</text:span></text:p>
      <text:p text:style-name="P23"><text:span text:style-name="T12"><text:s text:c="12"/>matrix[curr_col * size + curr_row] = temp;</text:span></text:p>
      <text:p text:style-name="P23"><text:span text:style-name="T12"><text:s text:c="8"/>}</text:span></text:p>
      <text:p text:style-name="P23"><text:span text:style-name="T12"><text:tab/> <text:s text:c="3"/>idx += offsetx;</text:span></text:p>
      <text:p text:style-name="P23"><text:span text:style-name="T12"><text:s text:c="8"/></text:span></text:p>
      <text:p text:style-name="P23"><text:span text:style-name="T12"><text:tab/>}</text:span></text:p>
      <text:p text:style-name="P23"><text:span text:style-name="T12">}</text:span></text:p>
      <text:p text:style-name="P23"><text:span text:style-name="T12"/></text:p>
      <text:p text:style-name="P23"><text:span text:style-name="T12">__global__ void gpu_swap(double* matrix, int size, int row_from, int row_to)</text:span></text:p>
      <text:p text:style-name="P23"><text:span text:style-name="T12">{</text:span></text:p>
      <text:p text:style-name="P23"><text:span text:style-name="T12"><text:tab/>int idx = blockIdx.x * blockDim.x + threadIdx.x;</text:span></text:p>
      <text:p text:style-name="P23"><text:span text:style-name="T12"><text:tab/>int offsetx = gridDim.x * blockDim.x;</text:span></text:p>
      <text:p text:style-name="P23"><text:span text:style-name="T12"><text:tab/>double tmp;</text:span></text:p>
      <text:p text:style-name="P23"><text:span text:style-name="T12"><text:tab/>for (int i = idx; i &lt; size; i += offsetx)</text:span></text:p>
      <text:p text:style-name="P23"><text:span text:style-name="T12"><text:tab/>{</text:span></text:p>
      <text:p text:style-name="P23"><text:span text:style-name="T12"><text:tab/><text:tab/>tmp = matrix[(i * size) + row_from];</text:span></text:p>
      <text:p text:style-name="P23"><text:span text:style-name="T12"><text:tab/><text:tab/>matrix[(i * size) + row_from] = matrix[(i * size) + row_to];</text:span></text:p>
      <text:p text:style-name="P23"><text:span text:style-name="T12"><text:tab/><text:tab/>matrix[(i * size) + row_to] = tmp;10000*10000</text:span></text:p>
      <text:p text:style-name="P23"><text:span text:style-name="T12"><text:tab/>}</text:span></text:p>
      <text:p text:style-name="P23"><text:span text:style-name="T12">}</text:span></text:p>
      <text:p text:style-name="P23"><text:span text:style-name="T12"/></text:p>
      <text:p text:style-name="P23"><text:span text:style-name="T12">double* multiplication(double* lhs, double* rhs, int n)</text:span></text:p>
      <text:p text:style-name="P23"><text:span text:style-name="T12">{</text:span></text:p>
      <text:p text:style-name="P23"><text:span text:style-name="T12"><text:s text:c="4"/>double* res = (double*) malloc(sizeof(double) * n * n);</text:span></text:p>
      <text:p text:style-name="P23"><text:span text:style-name="T12"/></text:p>
      <text:p text:style-name="P23"><text:span text:style-name="T12"><text:s text:c="4"/>res = (double*) calloc(n * n, sizeof(double)); <text:s text:c="7"/></text:span></text:p>
      <text:p text:style-name="P23"><text:span text:style-name="T12"/></text:p>
      <text:p text:style-name="P23"><text:span text:style-name="T12"/></text:p>
      <text:p text:style-name="P23"><text:span text:style-name="T12"><text:s text:c="4"/>for(int i = 0; i &lt; n; ++i)</text:span></text:p>
      <text:p text:style-name="P23"><text:span text:style-name="T12"><text:s text:c="4"/>{</text:span></text:p>
      <text:p text:style-name="P23"><text:span text:style-name="T12"><text:s text:c="8"/>for(int j = 0; j &lt; n; ++j)</text:span></text:p>
      <text:p text:style-name="P23"><text:span text:style-name="T12"><text:s text:c="8"/>{ <text:s text:c="7"/></text:span></text:p>
      <text:p text:style-name="P23"><text:span text:style-name="T12"><text:s text:c="12"/>for(int t = 0; t &lt; n; ++t)</text:span></text:p>
      <text:p text:style-name="P23"><text:span text:style-name="T12"><text:s text:c="12"/>{</text:span></text:p>
      <text:p text:style-name="P23"><text:span text:style-name="T12"><text:s text:c="16"/>res[j * n + i] += lhs[j * n + t] * rhs[t * n + i];</text:span></text:p>
      <text:p text:style-name="P23"><text:span text:style-name="T12"><text:s text:c="12"/>}</text:span></text:p>
      <text:p text:style-name="P23"><text:span text:style-name="T12"><text:s text:c="8"/>}</text:span></text:p>
      <text:p text:style-name="P23"><text:span text:style-name="T12"><text:s text:c="4"/>}</text:span></text:p>
      <text:p text:style-name="P23"><text:span text:style-name="T12"><text:s text:c="4"/>return res;</text:span></text:p>
      <text:p text:style-name="P23"><text:span text:style-name="T12">}</text:span></text:p>
      <text:p text:style-name="P23"><text:span text:style-name="T12"/></text:p>
      <text:p text:style-name="P23"><text:span text:style-name="T12">__global__ void gpu_compute_L(double* matrix, double* L, int size, int curr_row)</text:span></text:p>
      <text:p text:style-name="P23"><text:span text:style-name="T12">{</text:span></text:p>
      <text:p text:style-name="P23"><text:span text:style-name="T12"><text:tab/>int idx = blockIdx.x * blockDim.x + threadIdx.x;</text:span></text:p>
      <text:p text:style-name="P23"><text:span text:style-name="T12"><text:tab/>int offsetx = gridDim.x * blockDim.x;</text:span></text:p>
      <text:p text:style-name="P23"><text:span text:style-name="T12"/></text:p>
      <text:p text:style-name="P23"><text:span text:style-name="T12"><text:tab/>for(; idx &lt; size; idx += offsetx)</text:span></text:p>
      <text:p text:style-name="P23"><text:soft-page-break/><text:span text:style-name="T12"><text:tab/>{</text:span></text:p>
      <text:p text:style-name="P23"><text:span text:style-name="T12"><text:tab/><text:tab/>if(idx &lt; curr_row)</text:span></text:p>
      <text:p text:style-name="P23"><text:span text:style-name="T12"><text:tab/><text:tab/><text:tab/>continue;</text:span></text:p>
      <text:p text:style-name="P23"><text:span text:style-name="T12"/></text:p>
      <text:p text:style-name="P23"><text:span text:style-name="T12"><text:tab/><text:tab/>if(idx == curr_row )</text:span></text:p>
      <text:p text:style-name="P23"><text:span text:style-name="T12"><text:tab/><text:tab/>{</text:span></text:p>
      <text:p text:style-name="P23"><text:span text:style-name="T12"><text:tab/><text:tab/><text:tab/>L[curr_row * size + curr_row] = 1.0;</text:span></text:p>
      <text:p text:style-name="P23"><text:span text:style-name="T12"><text:tab/><text:tab/>}</text:span></text:p>
      <text:p text:style-name="P23"><text:span text:style-name="T12"/></text:p>
      <text:p text:style-name="P23"><text:span text:style-name="T12"><text:tab/><text:tab/>else if(fabs(matrix[curr_row * size + curr_row]) &gt; 10e-7)</text:span></text:p>
      <text:p text:style-name="P23"><text:span text:style-name="T12"><text:tab/><text:tab/>{</text:span></text:p>
      <text:p text:style-name="P23"><text:span text:style-name="T12"><text:tab/><text:tab/><text:tab/>L[curr_row * size + idx] = matrix[curr_row * size + idx] / matrix[curr_row * size + curr_row];</text:span></text:p>
      <text:p text:style-name="P23"><text:span text:style-name="T12"><text:tab/><text:tab/>}</text:span></text:p>
      <text:p text:style-name="P23"><text:span text:style-name="T12"><text:tab/>}</text:span></text:p>
      <text:p text:style-name="P23"><text:span text:style-name="T12">}</text:span></text:p>
      <text:p text:style-name="P23"><text:span text:style-name="T12"/></text:p>
      <text:p text:style-name="P23"><text:span text:style-name="T12">__global__ void gpu_modify_matrix(double* matrix, double* L, int size, int max_col)</text:span></text:p>
      <text:p text:style-name="P23"><text:span text:style-name="T12">{</text:span></text:p>
      <text:p text:style-name="P23"><text:span text:style-name="T12"><text:tab/>int idx = blockIdx.x * blockDim.x + threadIdx.x;</text:span></text:p>
      <text:p text:style-name="P23"><text:span text:style-name="T12"><text:tab/>int offsetx = gridDim.x * blockDim.x;</text:span></text:p>
      <text:p text:style-name="P23"><text:span text:style-name="T12"><text:tab/>int curr_row;</text:span></text:p>
      <text:p text:style-name="P23"><text:span text:style-name="T12"><text:tab/>int curr_col;</text:span></text:p>
      <text:p text:style-name="P23"><text:span text:style-name="T12"><text:tab/>for(; idx &lt; size * size; idx += offsetx)</text:span></text:p>
      <text:p text:style-name="P23"><text:span text:style-name="T12"><text:tab/>{</text:span></text:p>
      <text:p text:style-name="P23"><text:span text:style-name="T12"><text:tab/><text:tab/>curr_row = idx / size;</text:span></text:p>
      <text:p text:style-name="P23"><text:span text:style-name="T12"><text:tab/><text:tab/>curr_col = idx % size;</text:span></text:p>
      <text:p text:style-name="P23"><text:span text:style-name="T12"><text:tab/><text:tab/>if(curr_col == max_col)</text:span></text:p>
      <text:p text:style-name="P23"><text:span text:style-name="T12"><text:tab/><text:tab/><text:tab/>continue;</text:span></text:p>
      <text:p text:style-name="P23"><text:span text:style-name="T12"><text:tab/><text:tab/>else</text:span></text:p>
      <text:p text:style-name="P23"><text:span text:style-name="T12"><text:tab/><text:tab/>{</text:span></text:p>
      <text:p text:style-name="P23"><text:span text:style-name="T12"><text:tab/><text:tab/><text:tab/>matrix[curr_row * size + curr_col] -= L[max_col * size + curr_col] * matrix[curr_row * size + max_col];</text:span></text:p>
      <text:p text:style-name="P23"><text:span text:style-name="T12"><text:tab/><text:tab/>}</text:span></text:p>
      <text:p text:style-name="P23"><text:span text:style-name="T12"><text:tab/>}</text:span></text:p>
      <text:p text:style-name="P23"><text:span text:style-name="T12">}</text:span></text:p>
      <text:p text:style-name="P23"><text:span text:style-name="T12"/></text:p>
      <text:p text:style-name="P23"><text:span text:style-name="T12">struct comparator</text:span></text:p>
      <text:p text:style-name="P23"><text:span text:style-name="T12">{</text:span></text:p>
      <text:p text:style-name="P23"><text:span text:style-name="T12"><text:tab/>__host__ __device__ bool operator()(double lhs, double rhs)</text:span></text:p>
      <text:p text:style-name="P23"><text:span text:style-name="T12"><text:tab/>{</text:span></text:p>
      <text:p text:style-name="P23"><text:span text:style-name="T12"><text:tab/><text:tab/>return fabs(lhs) &lt; fabs(rhs);</text:span></text:p>
      <text:p text:style-name="P23"><text:span text:style-name="T12"><text:tab/>} </text:span></text:p>
      <text:p text:style-name="P23"><text:span text:style-name="T12">};</text:span></text:p>
      <text:p text:style-name="P23"><text:span text:style-name="T12"/></text:p>
      <text:p text:style-name="P23"><text:span text:style-name="T12">int main()</text:span></text:p>
      <text:p text:style-name="P23"><text:span text:style-name="T12">{</text:span></text:p>
      <text:p text:style-name="P23"><text:span text:style-name="T12"><text:tab/>int n;</text:span></text:p>
      <text:p text:style-name="P23"><text:span text:style-name="T12"><text:tab/>scanf("%d", &amp;n);</text:span></text:p>
      <text:p text:style-name="P23"><text:span text:style-name="T12"><text:tab/>double* matrix = (double*)malloc(sizeof(double) * n * n);</text:span></text:p>
      <text:p text:style-name="P23"><text:soft-page-break/><text:span text:style-name="T12"><text:tab/>for (int i = 0; i &lt; n * n; ++i)</text:span></text:p>
      <text:p text:style-name="P23"><text:span text:style-name="T12"><text:tab/>{</text:span></text:p>
      <text:p text:style-name="P23"><text:span text:style-name="T12"><text:tab/><text:tab/>scanf("%lf", &amp;matrix[i]);</text:span></text:p>
      <text:p text:style-name="P23"><text:span text:style-name="T12"><text:tab/>}</text:span></text:p>
      <text:p text:style-name="P23"><text:span text:style-name="T12"><text:tab/>double* matrix_dev;</text:span></text:p>
      <text:p text:style-name="P23"><text:span text:style-name="T12"><text:tab/>CSC(cudaMalloc(&amp;matrix_dev, sizeof(double) * n * n));</text:span></text:p>
      <text:p text:style-name="P23"><text:span text:style-name="T12"><text:tab/>CSC(cudaMemcpy(matrix_dev, matrix, sizeof(double) * n * n, cudaMemcpyHostToDevice));</text:span></text:p>
      <text:p text:style-name="P23"><text:span text:style-name="T12"/></text:p>
      <text:p text:style-name="P23"><text:span text:style-name="T12"><text:tab/></text:span></text:p>
      <text:p text:style-name="P23"><text:span text:style-name="T12"><text:tab/>double* L = (double*) calloc(n * n, sizeof(double));</text:span></text:p>
      <text:p text:style-name="P23"><text:span text:style-name="T12"><text:tab/>double* L_dev;</text:span></text:p>
      <text:p text:style-name="P23"><text:span text:style-name="T12"><text:tab/>CSC(cudaMalloc(&amp;L_dev, sizeof(double) * n * n));</text:span></text:p>
      <text:p text:style-name="P23"><text:span text:style-name="T12"><text:tab/>CSC(cudaMemcpy(L_dev, L, sizeof(double) * n * n, cudaMemcpyHostToDevice));</text:span></text:p>
      <text:p text:style-name="P23"><text:span text:style-name="T12"><text:tab/></text:span></text:p>
      <text:p text:style-name="P23"><text:span text:style-name="T12"><text:tab/>int pos_of_max;</text:span></text:p>
      <text:p text:style-name="P23"><text:span text:style-name="T12"><text:tab/>int sign = 1;</text:span></text:p>
      <text:p text:style-name="P23"><text:span text:style-name="T12"><text:tab/>comparator comp;</text:span></text:p>
      <text:p text:style-name="P23"><text:span text:style-name="T12"><text:tab/>thrust::device_ptr&lt;double&gt; p_matrix = thrust::device_pointer_cast(matrix_dev);</text:span></text:p>
      <text:p text:style-name="P23"><text:span text:style-name="T12"><text:tab/>thrust::device_ptr&lt;double&gt; max_elem;</text:span></text:p>
      <text:p text:style-name="P23"><text:span text:style-name="T12"/></text:p>
      <text:p text:style-name="P23"><text:span text:style-name="T12"><text:tab/>cudaEvent_t start, end;</text:span></text:p>
      <text:p text:style-name="P23"><text:span text:style-name="T12"><text:tab/>CSC(cudaEventCreate(&amp;start));</text:span></text:p>
      <text:p text:style-name="P23"><text:span text:style-name="T12"><text:tab/>CSC(cudaEventCreate(&amp;end));</text:span></text:p>
      <text:p text:style-name="P23"><text:span text:style-name="T12"><text:tab/>CSC(cudaEventRecord(start));</text:span></text:p>
      <text:p text:style-name="P23"><text:span text:style-name="T12"/></text:p>
      <text:p text:style-name="P23"><text:span text:style-name="T12"><text:tab/>gpu_transpose &lt;&lt; &lt;BLOCKS_PER_GRID, THREADS_PER_BLOCK &gt;&gt; &gt; (matrix_dev, n);</text:span></text:p>
      <text:p text:style-name="P23"><text:span text:style-name="T12"/></text:p>
      <text:p text:style-name="P23"><text:span text:style-name="T12"><text:tab/>for (int row = 0; row &lt; n; ++row)</text:span></text:p>
      <text:p text:style-name="P23"><text:span text:style-name="T12"><text:tab/>{</text:span></text:p>
      <text:p text:style-name="P23"><text:span text:style-name="T12"><text:tab/><text:tab/>max_elem = thrust::max_element(p_matrix + (row * n) + row, p_matrix + ((row + 1) * n), comp);</text:span></text:p>
      <text:p text:style-name="P23"><text:span text:style-name="T12"><text:tab/><text:tab/>pos_of_max = (int)(max_elem - p_matrix) % n;</text:span></text:p>
      <text:p text:style-name="P23"><text:span text:style-name="T12"/></text:p>
      <text:p text:style-name="P23"><text:span text:style-name="T12"><text:tab/><text:tab/>if(row != pos_of_max)</text:span></text:p>
      <text:p text:style-name="P23"><text:span text:style-name="T12"><text:tab/><text:tab/>{</text:span></text:p>
      <text:p text:style-name="P23"><text:span text:style-name="T12"><text:tab/><text:tab/><text:tab/>sign *= -1;</text:span></text:p>
      <text:p text:style-name="P23"><text:span text:style-name="T12"><text:tab/><text:tab/><text:tab/>gpu_swap&lt;&lt;&lt;BLOCKS_PER_GRID, THREADS_PER_BLOCK&gt;&gt;&gt; (matrix_dev, n, row, pos_of_max);</text:span></text:p>
      <text:p text:style-name="P23"><text:span text:style-name="T12"><text:tab/><text:tab/>}</text:span></text:p>
      <text:p text:style-name="P23"><text:span text:style-name="T12"/></text:p>
      <text:p text:style-name="P23"><text:span text:style-name="T12"><text:tab/><text:tab/>gpu_compute_L &lt;&lt; &lt;BLOCKS_PER_GRID, THREADS_PER_BLOCK &gt;&gt; &gt; (matrix_dev, L_dev, n, row);</text:span></text:p>
      <text:p text:style-name="P23"><text:span text:style-name="T12"><text:tab/><text:tab/>gpu_modify_matrix &lt;&lt;&lt; BLOCKS_PER_GRID, THREADS_PER_BLOCK &gt;&gt;&gt; (matrix_dev, L_dev, n, row);</text:span></text:p>
      <text:p text:style-name="P23"><text:span text:style-name="T12"><text:tab/>}</text:span></text:p>
      <text:p text:style-name="P23"><text:span text:style-name="T12"><text:tab/>//</text:span></text:p>
      <text:p text:style-name="P23"><text:span text:style-name="T12"><text:tab/>CSC(cudaEventRecord(end));</text:span></text:p>
      <text:p text:style-name="P23"><text:span text:style-name="T12"><text:tab/>CSC(cudaEventSynchronize(end));</text:span></text:p>
      <text:p text:style-name="P23"><text:soft-page-break/><text:span text:style-name="T12"><text:tab/>float t;</text:span></text:p>
      <text:p text:style-name="P23"><text:span text:style-name="T12"><text:tab/>CSC(cudaEventElapsedTime(&amp;t, start, end));</text:span></text:p>
      <text:p text:style-name="P23"><text:span text:style-name="T12"><text:tab/>CSC(cudaEventDestroy(start));</text:span></text:p>
      <text:p text:style-name="P23"><text:span text:style-name="T12"><text:tab/>CSC(cudaEventDestroy(end));</text:span></text:p>
      <text:p text:style-name="P23"><text:span text:style-name="T12"><text:tab/>printf("GPU time = %.2fms\n", t);</text:span></text:p>
      <text:p text:style-name="P23"><text:span text:style-name="T12"/></text:p>
      <text:p text:style-name="P23"><text:span text:style-name="T12"><text:tab/>CSC(cudaMemcpy(L, L_dev, sizeof(double) * n * n, cudaMemcpyDeviceToHost));</text:span></text:p>
      <text:p text:style-name="P23"><text:span text:style-name="T12"><text:tab/>CSC(cudaMemcpy(matrix, matrix_dev, sizeof(double) * n * n, cudaMemcpyDeviceToHost));</text:span></text:p>
      <text:p text:style-name="P23"><text:span text:style-name="T12"><text:tab/></text:span></text:p>
      <text:p text:style-name="P23"><text:span text:style-name="T12"><text:tab/>long double det = 1;</text:span></text:p>
      <text:p text:style-name="P23"><text:span text:style-name="T12"><text:tab/>for(int i = 0; i &lt; n; ++i)</text:span></text:p>
      <text:p text:style-name="P23"><text:span text:style-name="T12"><text:tab/>{</text:span></text:p>
      <text:p text:style-name="P23"><text:span text:style-name="T12"><text:tab/><text:tab/>det *= matrix[i * n + i] * L[i * n + i];</text:span></text:p>
      <text:p text:style-name="P23"><text:span text:style-name="T12"><text:tab/>}</text:span></text:p>
      <text:p text:style-name="P23"><text:span text:style-name="T12"><text:tab/>if(fabs(det) &lt;= 10e-7)</text:span></text:p>
      <text:p text:style-name="P23"><text:span text:style-name="T12"><text:tab/><text:tab/>printf("%.10Lf\n", det);</text:span></text:p>
      <text:p text:style-name="P23"><text:span text:style-name="T12"/></text:p>
      <text:p text:style-name="P23"><text:span text:style-name="T12"><text:tab/>else</text:span></text:p>
      <text:p text:style-name="P23"><text:span text:style-name="T12"><text:tab/><text:tab/>printf("%.10Lf\n", det * sign);</text:span></text:p>
      <text:p text:style-name="P23"><text:span text:style-name="T12"/></text:p>
      <text:p text:style-name="P23"><text:span text:style-name="T12"><text:tab/>free(matrix);</text:span></text:p>
      <text:p text:style-name="P23"><text:span text:style-name="T12"><text:tab/>free(L);</text:span></text:p>
      <text:p text:style-name="P23"><text:span text:style-name="T12"><text:tab/>cudaFree(matrix_dev);<text:tab/></text:span></text:p>
      <text:p text:style-name="P23"><text:span text:style-name="T12"><text:tab/>cudaFree(L_dev);</text:span></text:p>
      <text:p text:style-name="P24"><text:span text:style-name="T11">}</text:span></text:p>
      <text:p text:style-name="P4">Результаты</text:p>
      <text:p text:style-name="P18"/>
      <text:p text:style-name="P28"><draw:frame draw:style-name="fr1" draw:name="Image1" text:anchor-type="paragraph" svg:width="6.2681in" svg:height="0.4665in" draw:z-index="0"><draw:image xlink:href="Pictures/100002010000039100000044BB0A00AF6432052A.png" xlink:type="simple" xlink:show="embed" xlink:actuate="onLoad" loext:mime-type="image/x-vclgraphic"/></draw:frame></text:p>
      <text:p text:style-name="P18"/>
      <text:p text:style-name="P18"/>
      <text:p text:style-name="P27"/>
      <text:p text:style-name="P27"><draw:frame draw:style-name="fr2" draw:name="Image2" text:anchor-type="paragraph" svg:width="6.0256in" svg:height="0.4283in" draw:z-index="1"><draw:image xlink:href="Pictures/1000020100000391000000413E230CABC7293133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4">Выводы</text:p>
      <text:p text:style-name="P20"/>
      <text:p text:style-name="P21">Выполнив 4ую лабораторную работу, я научился работать с матрицами на GPU. Я закрепил навыки нахождения независимых участков алгоритма, которые можно обрабатывать одновременно и независимо друг от друга. Так же, я познакомился с таким понятием, как обьединение запросов к глобальной памяти. Получается довольно серьезный прирост производительности за счет иного представления данных в глобальной памяти видеокарты. <text:span text:style-name="T13">Наконец, я повторил алгоритм LU и реализовал его еще раз. Эти знания будут очень полезны для написания диплома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a</meta:initial-creator>
    <meta:editing-cycles>17</meta:editing-cycles>
    <meta:creation-date>2019-09-08T19:29:00</meta:creation-date>
    <dc:date>2020-04-19T13:40:31.181538726</dc:date>
    <meta:editing-duration>PT1H5M19S</meta:editing-duration>
    <meta:generator>LibreOffice/6.0.7.3$Linux_X86_64 LibreOffice_project/00m0$Build-3</meta:generator>
    <meta:document-statistic meta:table-count="0" meta:image-count="2" meta:object-count="0" meta:page-count="8" meta:paragraph-count="234" meta:word-count="1054" meta:character-count="7489" meta:non-whitespace-character-count="62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